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51974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officeooo:paragraph-rsid="0034503e"/>
    </style:style>
    <style:style style:name="P49" style:family="paragraph" style:parent-style-name="Standard">
      <style:paragraph-properties fo:text-align="justify" style:justify-single-word="false"/>
      <style:text-properties officeooo:paragraph-rsid="0051ae4a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rsid="0020656e" officeooo:paragraph-rsid="0020656e"/>
    </style:style>
    <style:style style:name="P52" style:family="paragraph" style:parent-style-name="Standard">
      <style:paragraph-properties fo:text-align="justify" style:justify-single-word="false"/>
      <style:text-properties officeooo:rsid="0020656e" officeooo:paragraph-rsid="00315174"/>
    </style:style>
    <style:style style:name="P53" style:family="paragraph" style:parent-style-name="Standard">
      <style:paragraph-properties fo:text-align="justify" style:justify-single-word="false"/>
      <style:text-properties officeooo:rsid="0020656e" officeooo:paragraph-rsid="0032137c"/>
    </style:style>
    <style:style style:name="P54" style:family="paragraph" style:parent-style-name="Standard">
      <style:paragraph-properties fo:text-align="justify" style:justify-single-word="false"/>
      <style:text-properties officeooo:rsid="00368c3a" officeooo:paragraph-rsid="00368c3a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Mono" fo:font-size="12pt" fo:font-weight="normal" officeooo:rsid="006700ea" officeooo:paragraph-rsid="006700e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 fo:break-before="pag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line-height="200%" fo:text-align="center" style:justify-single-word="false" fo:break-before="page"/>
      <style:text-properties style:font-name="Liberation Sans" fo:font-size="14pt" fo:font-weight="bold" officeooo:rsid="001ce97e" officeooo:paragraph-rsid="001ce97e" style:font-size-asian="12.25pt" style:font-weight-asian="bold" style:font-size-complex="14pt" style:font-weight-complex="bold"/>
    </style:style>
    <style:style style:name="P62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5cba0c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5cba0c" officeooo:paragraph-rsid="005cba0c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officeooo:rsid="00353ae6" officeooo:paragraph-rsid="00353ae6"/>
    </style:style>
    <style:style style:name="P71" style:family="paragraph" style:parent-style-name="Standard" style:list-style-name="L3">
      <style:paragraph-properties fo:text-align="justify" style:justify-single-word="false"/>
      <style:text-properties officeooo:paragraph-rsid="0034503e"/>
    </style:style>
    <style:style style:name="P72" style:family="paragraph" style:parent-style-name="Standard" style:list-style-name="L4">
      <style:paragraph-properties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74" style:family="paragraph" style:parent-style-name="Standard" style:list-style-name="L6">
      <style:paragraph-properties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75" style:family="paragraph" style:parent-style-name="Standard" style:list-style-name="L5">
      <style:paragraph-properties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77" style:family="paragraph" style:parent-style-name="Standard" style:list-style-name="L6">
      <style:paragraph-properties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1db34a" officeooo:paragraph-rsid="007cb262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7cb262" officeooo:paragraph-rsid="007cb262" style:font-weight-asian="bold" style:font-weight-complex="bold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578109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style:font-size-asian="10.5pt" style:font-size-complex="12pt"/>
    </style:style>
    <style:style style:name="T15" style:family="text">
      <style:text-properties style:font-name="Liberation Sans" fo:font-size="12pt" officeooo:rsid="001f37eb" style:font-size-asian="10.5pt" style:font-size-complex="12pt"/>
    </style:style>
    <style:style style:name="T16" style:family="text">
      <style:text-properties style:font-name="Liberation Sans" fo:font-size="12pt" officeooo:rsid="0020656e" style:font-size-asian="10.5pt" style:font-size-complex="12pt"/>
    </style:style>
    <style:style style:name="T17" style:family="text">
      <style:text-properties style:font-name="Liberation Sans" fo:font-size="12pt" officeooo:rsid="0021b23e" style:font-size-asian="10.5pt" style:font-size-complex="12pt"/>
    </style:style>
    <style:style style:name="T18" style:family="text">
      <style:text-properties style:font-name="Liberation Sans" fo:font-size="12pt" officeooo:rsid="00277d4d" style:font-size-asian="10.5pt" style:font-size-complex="12pt"/>
    </style:style>
    <style:style style:name="T19" style:family="text">
      <style:text-properties style:font-name="Liberation Sans" fo:font-size="12pt" officeooo:rsid="0032137c" style:font-size-asian="10.5pt" style:font-size-complex="12pt"/>
    </style:style>
    <style:style style:name="T20" style:family="text">
      <style:text-properties style:font-name="Liberation Sans" fo:font-size="12pt" officeooo:rsid="001db34a" style:font-size-asian="10.5pt" style:font-size-complex="12pt"/>
    </style:style>
    <style:style style:name="T21" style:family="text">
      <style:text-properties style:font-name="Liberation Sans" fo:font-size="12pt" officeooo:rsid="003eb541" style:font-size-asian="10.5pt" style:font-size-complex="12pt"/>
    </style:style>
    <style:style style:name="T22" style:family="text">
      <style:text-properties style:font-name="Liberation Sans" fo:font-size="12pt" officeooo:rsid="00434f41" style:font-size-asian="10.5pt" style:font-size-complex="12pt"/>
    </style:style>
    <style:style style:name="T23" style:family="text">
      <style:text-properties style:font-name="Liberation Sans" fo:font-size="12pt" officeooo:rsid="0047a147" style:font-size-asian="10.5pt" style:font-size-complex="12pt"/>
    </style:style>
    <style:style style:name="T24" style:family="text">
      <style:text-properties style:font-name="Liberation Sans" fo:font-size="12pt" officeooo:rsid="0047c625" style:font-size-asian="10.5pt" style:font-size-complex="12pt"/>
    </style:style>
    <style:style style:name="T25" style:family="text">
      <style:text-properties style:font-name="Liberation Sans" fo:font-size="12pt" officeooo:rsid="0045a684" style:font-size-asian="10.5pt" style:font-size-complex="12pt"/>
    </style:style>
    <style:style style:name="T26" style:family="text">
      <style:text-properties style:font-name="Liberation Sans" fo:font-size="12pt" officeooo:rsid="0047fcb5" style:font-size-asian="10.5pt" style:font-size-complex="12pt"/>
    </style:style>
    <style:style style:name="T27" style:family="text">
      <style:text-properties style:font-name="Liberation Sans" fo:font-size="12pt" officeooo:rsid="00496d56" style:font-size-asian="10.5pt" style:font-size-complex="12pt"/>
    </style:style>
    <style:style style:name="T28" style:family="text">
      <style:text-properties style:font-name="Liberation Sans" fo:font-size="12pt" officeooo:rsid="0049d353" style:font-size-asian="10.5pt" style:font-size-complex="12pt"/>
    </style:style>
    <style:style style:name="T29" style:family="text">
      <style:text-properties style:font-name="Liberation Sans" fo:font-size="12pt" officeooo:rsid="004b0181" style:font-size-asian="10.5pt" style:font-size-complex="12pt"/>
    </style:style>
    <style:style style:name="T30" style:family="text">
      <style:text-properties style:font-name="Liberation Sans" fo:font-size="12pt" officeooo:rsid="004bb7c2" style:font-size-asian="10.5pt" style:font-size-complex="12pt"/>
    </style:style>
    <style:style style:name="T31" style:family="text">
      <style:text-properties style:font-name="Liberation Sans" fo:font-size="12pt" officeooo:rsid="004ca4d7" style:font-size-asian="10.5pt" style:font-size-complex="12pt"/>
    </style:style>
    <style:style style:name="T32" style:family="text">
      <style:text-properties style:font-name="Liberation Sans" fo:font-size="12pt" officeooo:rsid="004d9b03" style:font-size-asian="10.5pt" style:font-size-complex="12pt"/>
    </style:style>
    <style:style style:name="T33" style:family="text">
      <style:text-properties style:font-name="Liberation Sans" fo:font-size="12pt" officeooo:rsid="005885a8" style:font-size-asian="10.5pt" style:font-size-complex="12pt"/>
    </style:style>
    <style:style style:name="T34" style:family="text">
      <style:text-properties style:font-name="Liberation Sans" fo:font-size="12pt" officeooo:rsid="006700ea" style:font-size-asian="10.5pt" style:font-size-complex="12pt"/>
    </style:style>
    <style:style style:name="T35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6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7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49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fo:font-weight="normal" officeooo:rsid="005a2c1f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64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officeooo:rsid="00496d56"/>
    </style:style>
    <style:style style:name="T66" style:family="text">
      <style:text-properties officeooo:rsid="00519748"/>
    </style:style>
    <style:style style:name="T67" style:family="text">
      <style:text-properties officeooo:rsid="0053845b"/>
    </style:style>
    <style:style style:name="T68" style:family="text">
      <style:text-properties officeooo:rsid="005cba0c"/>
    </style:style>
    <style:style style:name="T69" style:family="text">
      <style:text-properties officeooo:rsid="005d998d"/>
    </style:style>
    <style:style style:name="T70" style:family="text">
      <style:text-properties officeooo:rsid="005e48e9"/>
    </style:style>
    <style:style style:name="T71" style:family="text">
      <style:text-properties officeooo:rsid="005f7380"/>
    </style:style>
    <style:style style:name="T72" style:family="text">
      <style:text-properties officeooo:rsid="0062f497"/>
    </style:style>
    <style:style style:name="T73" style:family="text">
      <style:text-properties officeooo:rsid="0078dc87"/>
    </style:style>
    <style:style style:name="T74" style:family="text">
      <style:text-properties officeooo:rsid="007ad3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UNIVERSIDADE FEDERAL DE GOIÁS – UFG</text:p>
      <text:p text:style-name="P47">INSTITUTO DE INFORMÁTICA – INF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Arthur de Oliveira Barbosa Lacerda</text:p>
      <text:p text:style-name="P47">Murillo Rodrigues de Paula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46"/>
      <text:p text:style-name="P46">Relatório do desenvolvimento do sistema de arquivos FAT16</text:p>
      <text:p text:style-name="P46"/>
      <text:p text:style-name="P46"/>
      <text:p text:style-name="P47"/>
      <text:p text:style-name="P47">Linguagens de Programação</text:p>
      <text:p text:style-name="P47">Prof. Dr. Bruno Oliveira Silvestr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Goiânia, 2017</text:p>
      <text:p text:style-name="P61">SUMÁRIO</text:p>
      <text:p text:style-name="P19">1. CONVENÇÕES DE CÓDIGO………………………………………………………………<text:tab/>2</text:p>
      <text:p text:style-name="P19">2. ESTRUTURAS E TIPOLOGIAS UTILIZADAS ………………………………………….<text:tab/>2</text:p>
      <text:p text:style-name="P20">3. FUNÇÃO sector_read ……………………………………………………………………..<text:tab/>3</text:p>
      <text:p text:style-name="P20">4. <text:span text:style-name="T65">IMPLEMENTAÇÃO FAT16 …</text:span>………………………………………………………………<text:tab/>3</text:p>
      <text:p text:style-name="P22">4.1 Funções utilizadas …………………………………………………………………………<text:tab/>3</text:p>
      <text:p text:style-name="P38">4.1.1 path_treatment …………………………………………………………………………...<text:tab/>3</text:p>
      <text:p text:style-name="P38">4.1.2 fat16_init …………………………………………………………………………………..<text:tab/>4</text:p>
      <text:p text:style-name="P38">4.1.3 find_root …………………………………………………………………………………..<text:tab/>4</text:p>
      <text:p text:style-name="P38">4.1.4 fat_entry_by_cluser ……………………………………………………………………...<text:tab/>5</text:p>
      <text:p text:style-name="P38">4.1.5 find_subdir ………………………………………………………………………………..<text:tab/>5</text:p>
      <text:p text:style-name="P23">4.2 Funcionamento ……………………………………………………………………………..<text:tab/>6</text:p>
      <text:p text:style-name="P21"><text:span text:style-name="T66">5</text:span>. <text:span text:style-name="T66">FUSE ……………………….…</text:span>………………………………………………………………<text:tab/><text:span text:style-name="T74">7</text:span></text:p>
      <text:p text:style-name="P60">1. CONVENÇÕES DO CÓDIGO</text:p>
      <text:p text:style-name="P12"/>
      <text:list xml:id="list6080351606420006215" text:style-name="L1">
        <text:list-item>
          <text:p text:style-name="P62">Todas as variáveis utilizadas foram nomeadas na língua inglesa <text:span text:style-name="T68">e apresentam formato em camel case</text:span>.</text:p>
          <text:list>
            <text:list-item>
              <text:p text:style-name="P65">Ex: variableName<text:span text:style-name="T69">Example</text:span></text:p>
            </text:list-item>
          </text:list>
        </text:list-item>
        <text:list-item>
          <text:p text:style-name="P65">Toda função foi nomeada na língua inglesa, utilizando apenas letras minusculas e tem o caracter “_” como separador.</text:p>
          <text:list>
            <text:list-item>
              <text:p text:style-name="P65">Ex: function_example</text:p>
            </text:list-item>
          </text:list>
        </text:list-item>
        <text:list-item>
          <text:p text:style-name="P63">Todo o comentário do código também está na língua inglesa.</text:p>
          <text:list>
            <text:list-item>
              <text:p text:style-name="P66">Padrão de comentário de funções:</text:p>
            </text:list-item>
          </text:list>
        </text:list-item>
      </text:list>
      <text:p text:style-name="P56"><text:tab/><text:tab/>/**</text:p>
      <text:p text:style-name="P56"><text:tab/><text:tab/> * Description: This is the function description</text:p>
      <text:p text:style-name="P56"><text:tab/><text:tab/> * =============================================</text:p>
      <text:p text:style-name="P56"><text:tab/><text:tab/> * Return</text:p>
      <text:p text:style-name="P56"><text:tab/><text:tab/> * @returnname: What the return means.</text:p>
      <text:p text:style-name="P56"><text:tab/><text:tab/> * =============================================</text:p>
      <text:p text:style-name="P56"><text:tab/><text:tab/> * Parameters</text:p>
      <text:p text:style-name="P56"><text:tab/><text:tab/> * @param1name: What parameter 1 mean.</text:p>
      <text:p text:style-name="P56"><text:tab/><text:tab/> * @param2name: What parameter 2 mean.</text:p>
      <text:p text:style-name="P56"><text:tab/><text:tab/>**/</text:p>
      <text:list xml:id="list171506247612377" text:continue-numbering="true" text:style-name="L1">
        <text:list-item>
          <text:list>
            <text:list-item>
              <text:p text:style-name="P64">Padrão de comentário <text:span text:style-name="T67">dentro das funções</text:span>: </text:p>
              <text:list>
                <text:list-header>
                  <text:p text:style-name="P69">/* This is a <text:span text:style-name="T70">single line </text:span>comment */</text:p>
                </text:list-header>
              </text:list>
            </text:list-item>
          </text:list>
        </text:list-item>
      </text:list>
      <text:p text:style-name="P57"/>
      <text:p text:style-name="P57"><text:tab/><text:tab/>/* <text:span text:style-name="T70">This is the format of a multiple</text:span></text:p>
      <text:p text:style-name="P57"><text:tab/><text:tab/> * <text:span text:style-name="T70">line comment */</text:span></text:p>
      <text:list xml:id="list171506387972809" text:continue-numbering="true" text:style-name="L1">
        <text:list-item>
          <text:p text:style-name="P63">Tamanho 2 de tabulação.</text:p>
        </text:list-item>
      </text:list>
      <text:p text:style-name="P24"/>
      <text:p text:style-name="P79"><text:span text:style-name="T14">2. ESTRUTURAS </text:span><text:span text:style-name="T15">E TIPOLOGIAS UTILIZADAS</text:span></text:p>
      <text:p text:style-name="P79"><text:span text:style-name="T2"/></text:p>
      <text:p text:style-name="P79"><text:span text:style-name="T13">Por questão de compatibilidade e uniformidade com a FAT16, todas os tipos são unsigned por padrão.</text:span></text:p>
      <text:p text:style-name="P79"><text:span text:style-name="T13">O tipo BYTE é definido como uma quantidade de 8 bits sem sinal.</text:span></text:p>
      <text:p text:style-name="P79"><text:span text:style-name="T13">O tipo WORD é definido como uma quantidade de 16 bits sem sinal.</text:span></text:p>
      <text:p text:style-name="P79"><text:span text:style-name="T13">O tipo DWORD é definido como uma quantidade de 32 bits sem sinal.</text:span></text:p>
      <text:p text:style-name="P79"><text:span text:style-name="T13"/></text:p>
      <text:p text:style-name="P80"><text:span text:style-name="T13">S</text:span><text:span text:style-name="T1">egue abaixo às estuturas e definições utilizadas:</text:span></text:p>
      <text:p text:style-name="P13"/>
      <text:p text:style-name="P55">typedef uint8_t BYTE;</text:p>
      <text:p text:style-name="P55">typedef uint16_t WORD;</text:p>
      <text:p text:style-name="P55">typedef uint32_t DWORD;</text:p>
      <text:p text:style-name="P55"/>
      <text:p text:style-name="P55">typedef struct {</text:p>
      <text:p text:style-name="P55"><text:s text:c="2"/>BYTE BS_jmpBoot[3];</text:p>
      <text:p text:style-name="P55"><text:s text:c="2"/>BYTE BS_OEMName[8];</text:p>
      <text:p text:style-name="P55"><text:s text:c="2"/>WORD BPB_BytsPerSec;</text:p>
      <text:p text:style-name="P55"><text:s text:c="2"/>BYTE BPB_SecPerClus;</text:p>
      <text:p text:style-name="P55"><text:s text:c="2"/>WORD BPB_RsvdSecCnt;</text:p>
      <text:p text:style-name="P55"><text:s text:c="2"/>BYTE BPB_NumFATS;</text:p>
      <text:p text:style-name="P55"><text:s text:c="2"/>WORD BPB_RootEntCnt;</text:p>
      <text:p text:style-name="P55"><text:s text:c="2"/>WORD BPB_TotSec16;</text:p>
      <text:p text:style-name="P55"><text:s text:c="2"/>BYTE BPB_Media;</text:p>
      <text:p text:style-name="P55"><text:s text:c="2"/>WORD BPB_FATSz16;</text:p>
      <text:p text:style-name="P55"><text:soft-page-break/><text:s text:c="2"/>WORD BPB_SecPerTrk;</text:p>
      <text:p text:style-name="P55"><text:s text:c="2"/>WORD BPB_NumHeads;</text:p>
      <text:p text:style-name="P55"><text:s text:c="2"/>DWORD BPB_HiddSec;</text:p>
      <text:p text:style-name="P55"><text:s text:c="2"/>DWORD BPB_TotSec32;</text:p>
      <text:p text:style-name="P55"><text:s text:c="2"/>BYTE BS_DrvNum;</text:p>
      <text:p text:style-name="P55"><text:s text:c="2"/>BYTE BS_Reserved1;</text:p>
      <text:p text:style-name="P55"><text:s text:c="2"/>BYTE BS_BootSig;</text:p>
      <text:p text:style-name="P55"><text:s text:c="2"/>DWORD BS_VollID;</text:p>
      <text:p text:style-name="P55"><text:s text:c="2"/>BYTE BS_VollLab[11];</text:p>
      <text:p text:style-name="P55"><text:s text:c="2"/>BYTE BS_FilSysType[8];</text:p>
      <text:p text:style-name="P55"><text:s text:c="2"/>BYTE Reserved[448];</text:p>
      <text:p text:style-name="P55"><text:s text:c="2"/>WORD Signature_word;</text:p>
      <text:p text:style-name="P55">} __attribute__ ((packed)) BPB_BS;</text:p>
      <text:p text:style-name="P55"/>
      <text:p text:style-name="P55">typedef struct {</text:p>
      <text:p text:style-name="P55"><text:s text:c="2"/>BYTE DIR_Name[11];</text:p>
      <text:p text:style-name="P55"><text:s text:c="2"/>BYTE DIR_Attr;</text:p>
      <text:p text:style-name="P55"><text:s text:c="2"/>BYTE DIR_NTRes;</text:p>
      <text:p text:style-name="P55"><text:s text:c="2"/>BYTE DIR_CrtTimeTenth;</text:p>
      <text:p text:style-name="P55"><text:s text:c="2"/>WORD DIR_CrtTime;</text:p>
      <text:p text:style-name="P55"><text:s text:c="2"/>WORD DIR_CrtDate;</text:p>
      <text:p text:style-name="P55"><text:s text:c="2"/>WORD DIR_LstAccDate;</text:p>
      <text:p text:style-name="P55"><text:s text:c="2"/>WORD DIR_FstClusHI;</text:p>
      <text:p text:style-name="P55"><text:s text:c="2"/>WORD DIR_WrtTime;</text:p>
      <text:p text:style-name="P55"><text:s text:c="2"/>WORD DIR_WrtDate;</text:p>
      <text:p text:style-name="P55"><text:s text:c="2"/>WORD DIR_FstClusLO;</text:p>
      <text:p text:style-name="P55"><text:s text:c="2"/>DWORD DIR_FileSize;</text:p>
      <text:p text:style-name="P55">} __attribute__ ((packed)) DIR_ENTRY;</text:p>
      <text:p text:style-name="P55"/>
      <text:p text:style-name="P55">typedef struct {</text:p>
      <text:p text:style-name="P55"><text:s text:c="2"/>DWORD FirstRootDirSecNum;</text:p>
      <text:p text:style-name="P55"><text:s text:c="2"/>DWORD FirstDataSector;</text:p>
      <text:p text:style-name="P55"><text:s text:c="2"/>BYTE *Fat;</text:p>
      <text:p text:style-name="P55"><text:s text:c="2"/>BPB_BS Bpb;</text:p>
      <text:p text:style-name="P55">} VOLUME;</text:p>
      <text:p text:style-name="P13"/>
      <text:p text:style-name="P15">3. FUNÇÃO sector_read</text:p>
      <text:p text:style-name="P25"/>
      <text:p text:style-name="P1"><text:span text:style-name="T14"><text:tab/>A função </text:span><text:span text:style-name="T35">sector_read</text:span><text:span text:style-name="T14"> à ser implementada </text:span><text:span text:style-name="T18">em </text:span><text:span text:style-name="T38">sector.c</text:span><text:span text:style-name="T14"> simplemente deveria acessar o posicionamento da </text:span><text:span text:style-name="T18">FAT16 </text:span><text:span text:style-name="T14">referente ao parâmetro secnum (número do set</text:span><text:span text:style-name="T17">or) e efetuar a leitura.</text:span></text:p>
      <text:p text:style-name="P1"><text:span text:style-name="T17"><text:tab/>Para isso foi necessário apenas utilizar a função </text:span><text:span text:style-name="T36">fseek</text:span><text:span text:style-name="T45"> </text:span><text:span text:style-name="T46">de tal forma que o descritor, à partir do SEEK_SET (Ponto inicial da FAT16), desse um salto de 512*secnum, e logo após a leitura dos próximos 512 bytes seria efetuada e armazenada no buffer.</text:span></text:p>
      <text:p text:style-name="P1"><text:span text:style-name="T46"><text:tab/>Segue abaixo a implementação de </text:span><text:span text:style-name="T37">sector_read</text:span><text:span text:style-name="T46">.</text:span></text:p>
      <text:p text:style-name="P40"/>
      <text:p text:style-name="P59">void sector_read(FILE *fd, unsigned int secnum, void *buffer)</text:p>
      <text:p text:style-name="P59">{</text:p>
      <text:p text:style-name="P59"><text:s text:c="2"/>fseek(fd, BYTES_PER_SECTOR * secnum, SEEK_SET);</text:p>
      <text:p text:style-name="P59"><text:s text:c="2"/>fread(buffer, BYTES_PER_SECTOR, 1, fd);</text:p>
      <text:p text:style-name="P59">}</text:p>
      <text:p text:style-name="P13"/>
      <text:p text:style-name="P7"><text:span text:style-name="T16">4</text:span><text:span text:style-name="T14">. </text:span><text:span text:style-name="T27">IMPLEMENTAÇÃO FAT16</text:span></text:p>
      <text:p text:style-name="P13"><text:soft-page-break/></text:p>
      <text:p text:style-name="P24"><text:tab/>Primeiramente escrevemos o código run_fat16.c afim de entender e efetuar o funcionamento da FAT16.</text:p>
      <text:p text:style-name="P6"><text:span text:style-name="T14"><text:tab/></text:span><text:span text:style-name="T19">O programa recebe como parâmetro a imagem da FAT16 e o caminho à ser percorrido, e é apresentado na saída se o caminho foi ou não percorrido com sucesso na imagem.</text:span></text:p>
      <text:p text:style-name="P6"><text:span text:style-name="T19"><text:tab/></text:span><text:span text:style-name="T34">Para compilar e executar o programa, deve-se utilizar os comandos à seguir:</text:span></text:p>
      <text:p text:style-name="P58">gcc run_fat16.c sector.c -o run_fat16</text:p>
      <text:p text:style-name="P58">./run_fat16 &lt;Imagem FAT16&gt; &lt;Diretório&gt;</text:p>
      <text:p text:style-name="P13"/>
      <text:p text:style-name="P7"><text:span text:style-name="T16">4</text:span><text:span text:style-name="T14">.1. Funções utilizadas</text:span></text:p>
      <text:p text:style-name="P14"><text:tab/></text:p>
      <text:p text:style-name="P8"><text:span text:style-name="T20">4.</text:span><text:span text:style-name="T14">1.1 </text:span><text:span text:style-name="T35">path_treatment</text:span></text:p>
      <text:p text:style-name="P41"/>
      <text:p text:style-name="P42">retorno:</text:p>
      <text:p text:style-name="P2"><text:span text:style-name="T44"><text:tab/></text:span><text:span text:style-name="T47">char** pathFormatted: V</text:span><text:span text:style-name="T44">etor de strings com cada </text:span><text:span text:style-name="T47">string referente à um arquivo do caminho em uma posição, </text:span><text:span text:style-name="T48">na devida formatação da FAT16</text:span><text:span text:style-name="T47">.</text:span></text:p>
      <text:p text:style-name="P43"/>
      <text:p text:style-name="P43">parâmetros:</text:p>
      <text:list xml:id="list3475083166947294236" text:style-name="L2">
        <text:list-item>
          <text:p text:style-name="P70"><text:span text:style-name="T57">char* path</text:span><text:span text:style-name="T62">Input </text:span><text:span text:style-name="T57">: </text:span><text:span text:style-name="T56">String dada de entrada ao programa </text:span><text:span text:style-name="T58">com o caminho de diretórios</text:span><text:span text:style-name="T56">.</text:span></text:p>
        </text:list-item>
        <text:list-item>
          <text:p text:style-name="P68">int* path<text:span text:style-name="T71">S</text:span>z: <text:span text:style-name="T72">Endereço da variável</text:span> que armazenará a quantidade de arquivos presentes no caminho.</text:p>
        </text:list-item>
      </text:list>
      <text:p text:style-name="P44"/>
      <text:p text:style-name="P44">Descrição:</text:p>
      <text:p text:style-name="P54"><text:span text:style-name="T56"><text:tab/></text:span><text:span text:style-name="T61">A função trata a string dada de entrada adaptando para o formato FAT16.</text:span></text:p>
      <text:p text:style-name="P54"><text:span text:style-name="T56"><text:tab/>O caminho dado de entrada </text:span><text:span text:style-name="T59">(path</text:span><text:span text:style-name="T62">Input</text:span><text:span text:style-name="T59">)</text:span><text:span text:style-name="T56"> é dividido em </text:span><text:span text:style-name="T59">um vetor de strings (path) que eram anteriormente</text:span><text:span text:style-name="T56"> delimitadas pelo token “/”, a função </text:span><text:span text:style-name="T43">strtok</text:span><text:span text:style-name="T56"> da biblioteca </text:span><text:span text:style-name="T43">string.h</text:span><text:span text:style-name="T56"> é utilizada para este fim.</text:span></text:p>
      <text:p text:style-name="P54"><text:span text:style-name="T56"><text:tab/>Após esse procedimento, é criado um vetor de strings (pathFormatted), cada um</text:span><text:span text:style-name="T59">a</text:span><text:span text:style-name="T56"> com tamanho 11, que armazenará o nome de cada arquivo no formato da FAT16.</text:span></text:p>
      <text:p text:style-name="P54"><text:span text:style-name="T56"><text:tab/></text:span><text:span text:style-name="T59">O tratamento das strings então é realizada, de form</text:span><text:span text:style-name="T60">a</text:span><text:span text:style-name="T59"> que </text:span><text:span text:style-name="T60">a informação passada de path seja transferida para pathFormatted com as devidas alterações, sendo estas que</text:span><text:span text:style-name="T59"> aceite apenas os caracteres aceitos pela especificação, </text:span><text:span text:style-name="T60">troque caracteres em caixa baixa por caixa alta</text:span><text:span text:style-name="T59">, que os 8 primeiros espaços das string sejam referentes ao nome do arquivo e os três últimos à extensão </text:span><text:span text:style-name="T60">e qualquer espaço inutilizado é preenchido com o caracter de espaço “ “</text:span><text:span text:style-name="T59">, também é tratado o caso em que os arquivos possam ser “.” ou “..”. </text:span></text:p>
      <text:p text:style-name="P14"/>
      <text:p text:style-name="P50"><text:span text:style-name="T54">4.1.</text:span><text:span text:style-name="T55">2</text:span><text:span text:style-name="T54"> </text:span><text:span text:style-name="T15">fat16_init</text:span></text:p>
      <text:p text:style-name="P39"/>
      <text:p text:style-name="P26">retorno:</text:p>
      <text:p text:style-name="P48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27"/>
      <text:p text:style-name="P28">parâmetros: </text:p>
      <text:list xml:id="list2130670849016381360" text:style-name="L3">
        <text:list-item>
          <text:p text:style-name="P71"><text:span text:style-name="T2">FILE* fd: </text:span><text:span text:style-name="T3">D</text:span><text:span text:style-name="T2">escritor de arquivo. </text:span></text:p>
        </text:list-item>
      </text:list>
      <text:p text:style-name="P27"/>
      <text:p text:style-name="P51"><text:span text:style-name="T2">d</text:span><text:span text:style-name="T1">escrição:</text:span></text:p>
      <text:p text:style-name="P51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52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</text:span><text:soft-page-break/><text:span text:style-name="T7">acrescido do tamanho de uma FAT (BPB_FATSz16) multiplicado pela quantidade de FATs (BPB_NumFATS).</text:span></text:p>
      <text:p text:style-name="P53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9"/>
      <text:p text:style-name="P9"><text:span text:style-name="T19">4.</text:span><text:span text:style-name="T14">1.3 find_root</text:span></text:p>
      <text:p text:style-name="P16"/>
      <text:p text:style-name="P30">retorno:</text:p>
      <text:p text:style-name="P30"><text:tab/>void</text:p>
      <text:p text:style-name="P30"/>
      <text:p text:style-name="P30">parâmetros:</text:p>
      <text:list xml:id="list1287785525845650871" text:style-name="L4">
        <text:list-item>
          <text:p text:style-name="P72"><text:span text:style-name="T14">FILE* fd: </text:span><text:span text:style-name="T23">Descritor do arquivo.</text:span></text:p>
        </text:list-item>
        <text:list-item>
          <text:p text:style-name="P73"><text:span text:style-name="T14">VOLUME Vol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72"><text:span text:style-name="T14">DIR_ENTRY </text:span><text:span text:style-name="T23">Root</text:span><text:span text:style-name="T14">: </text:span><text:span text:style-name="T23">Variável que armazenará entradas de diretório situadas no diretório raiz.</text:span></text:p>
        </text:list-item>
        <text:list-item>
          <text:p text:style-name="P72"><text:span text:style-name="T14">char **path</text:span><text:span text:style-name="T23">: Vetor de arquivos do caminho à ser percorrido.</text:span></text:p>
        </text:list-item>
        <text:list-item>
          <text:p text:style-name="P72"><text:span text:style-name="T14">int pathDepth: </text:span><text:span text:style-name="T23">Profundidade (ou índice) do caminho.</text:span></text:p>
        </text:list-item>
        <text:list-item>
          <text:p text:style-name="P72"><text:span text:style-name="T14">int path</text:span><text:span text:style-name="T33">S</text:span><text:span text:style-name="T14">ize: </text:span><text:span text:style-name="T23">Tamanho total do caminho.</text:span></text:p>
        </text:list-item>
      </text:list>
      <text:p text:style-name="P33"/>
      <text:p text:style-name="P34">descrição:</text:p>
      <text:p text:style-name="P3"><text:span text:style-name="T14"><text:tab/>A função percorre as entradas de diretório </text:span><text:span text:style-name="T29">raiz</text:span><text:span text:style-name="T14"> buscando o arquivo da atual profundidade do caminho.</text:span></text:p>
      <text:p text:style-name="P3"><text:span text:style-name="T14"><text:tab/></text:span><text:span text:style-name="T28">Com a função </text:span><text:span text:style-name="T39">sector_read</text:span><text:span text:style-name="T49">, lê-se todas às entradas de diretórios da root, até que encontre o arquivo especificado ou até que chegue em seu fim.</text:span></text:p>
      <text:p text:style-name="P3"><text:span text:style-name="T49"><text:tab/>A comparação </text:span><text:span text:style-name="T50">de string </text:span><text:span text:style-name="T49">é feita caracter por caracter entre o path e Root.DIR_Name.</text:span></text:p>
      <text:p text:style-name="P3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incrementando a profundidade do caminho.</text:span></text:p>
      <text:p text:style-name="P34"/>
      <text:p text:style-name="P16"/>
      <text:p text:style-name="P16">4.1.4 fat_entry_by_cluster</text:p>
      <text:p text:style-name="P16"/>
      <text:p text:style-name="P31">retorno:</text:p>
      <text:p text:style-name="P31"><text:tab/>void</text:p>
      <text:p text:style-name="P31"/>
      <text:p text:style-name="P31">parâmetros:</text:p>
      <text:list xml:id="list1750010322896080555" text:style-name="L5">
        <text:list-item>
          <text:p text:style-name="P75"><text:span text:style-name="T14">FILE* fd: </text:span><text:span text:style-name="T23">Descritor do arquivo.</text:span></text:p>
        </text:list-item>
        <text:list-item>
          <text:p text:style-name="P75"><text:span text:style-name="T14">VOLUME* Vol</text:span><text:span text:style-name="T22">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76"><text:span text:style-name="T14">WORD ClusterN: </text:span><text:span text:style-name="T26">Cluster em que será usado como base para obter a </text:span><text:span text:style-name="T31">entrada da </text:span><text:span text:style-name="T26">FAT.</text:span></text:p>
        </text:list-item>
      </text:list>
      <text:p text:style-name="P36"/>
      <text:p text:style-name="P37">Descrição:</text:p>
      <text:p text:style-name="P37"><text:tab/>Dado um cluster N, <text:tab/>é determinada a entrada da FAT.</text:p>
      <text:p text:style-name="P37"><text:tab/>Primeiramente define-se o FATOffset da FAT como ClusterN*2, já que uma entrada da fat tem 2 bytes (16bits).</text:p>
      <text:p text:style-name="P37"><text:tab/>Calcula-se então o número de setor da FAT em que a leitura deve ser realizada, saltando a área reservada acrescida do número de setores que o offset da fat passa (FATOFFSET / Vol-&gt;Bpb.BPB_BytsPerSec).</text:p>
      <text:p text:style-name="P37"><text:soft-page-break/><text:tab/>Calcula-se então o offset de entrada, de acordo com o resto da divisão do FATOffset com <text:s/>Vol-&gt;Bpb.BPB_BytsPerSec.</text:p>
      <text:p text:style-name="P37"><text:tab/>Lê-se o setor correspondente à ao numero do setor calculado e retorna o valor encontrado no offset de entrada.</text:p>
      <text:p text:style-name="P16"/>
      <text:p text:style-name="P9"><text:span text:style-name="T14">4.1.5 </text:span><text:span text:style-name="T21">find_subdir</text:span></text:p>
      <text:p text:style-name="P17"/>
      <text:p text:style-name="P32">retorno:</text:p>
      <text:p text:style-name="P32"><text:tab/>void</text:p>
      <text:p text:style-name="P32"/>
      <text:p text:style-name="P32">parâmetros:</text:p>
      <text:list xml:id="list2584790971712849547" text:style-name="L6">
        <text:list-item>
          <text:p text:style-name="P74"><text:span text:style-name="T14">FILE* fd</text:span><text:span text:style-name="T25">: </text:span><text:span text:style-name="T23">Descritor do arquivo.</text:span></text:p>
        </text:list-item>
        <text:list-item>
          <text:p text:style-name="P74"><text:span text:style-name="T14">VOLUME Vol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74"><text:span text:style-name="T14">DIR_ENTRY Dir </text:span><text:span text:style-name="T23">Variável que armazenará entradas de diretório situadas no </text:span><text:span text:style-name="T24">subdiretório</text:span><text:span text:style-name="T23">.</text:span></text:p>
        </text:list-item>
        <text:list-item>
          <text:p text:style-name="P67">char** path</text:p>
        </text:list-item>
        <text:list-item>
          <text:p text:style-name="P77"><text:span text:style-name="T14">int path</text:span><text:span text:style-name="T33">S</text:span><text:span text:style-name="T14">ize</text:span><text:span text:style-name="T23">: Vetor de arquivos do caminho à ser percorrido.</text:span></text:p>
        </text:list-item>
        <text:list-item>
          <text:p text:style-name="P77"><text:span text:style-name="T14">int pathDepth</text:span><text:span text:style-name="T22">: </text:span><text:span text:style-name="T23">Profundidade (ou índice) do caminho.</text:span></text:p>
        </text:list-item>
        <text:list-item>
          <text:p text:style-name="P78"><text:span text:style-name="T14">int rootDepth: </text:span><text:span text:style-name="T24">Profundidade atual do caminho em relação ao diretório raiz.</text:span></text:p>
        </text:list-item>
      </text:list>
      <text:p text:style-name="P17"/>
      <text:p text:style-name="P35">descrição:</text:p>
      <text:p text:style-name="P4"><text:span text:style-name="T14"><text:tab/>A função percorre as entradas d</text:span><text:span text:style-name="T30">o subdiretório</text:span><text:span text:style-name="T14"> buscando o arquivo da atual profundidade do caminho.</text:span></text:p>
      <text:p text:style-name="P4"><text:span text:style-name="T14"><text:tab/></text:span><text:span text:style-name="T30">Com a função </text:span><text:span text:style-name="T40">fat_entry_by_cluster</text:span><text:span text:style-name="T50"> determina-se a entrada da FAT para qual o subdiretório terá continuidade na busca. Caso o cluster seja o último então terá valor 0xFFFF.</text:span></text:p>
      <text:p text:style-name="P4"><text:span text:style-name="T14"><text:tab/></text:span><text:span text:style-name="T28">Com a função </text:span><text:span text:style-name="T39">sector_read</text:span><text:span text:style-name="T49">, lê-se todas às entradas d</text:span><text:span text:style-name="T50">o subdiretório</text:span><text:span text:style-name="T49">, até que encontre o arquivo especificado ou até que chegue </text:span><text:span text:style-name="T50">ao fim do cluster</text:span><text:span text:style-name="T49">.</text:span></text:p>
      <text:p text:style-name="P4"><text:span text:style-name="T49"><text:tab/></text:span><text:span text:style-name="T50">Se chegar ao fim do cluster, o valor do cluster atual passa a ser a entrada da FAT anterior, e então se recalcula a próxima entrada da FAT, reinicializando o processo e dando continuidade à leitura do subdiretório.</text:span></text:p>
      <text:p text:style-name="P4"><text:span text:style-name="T49"><text:tab/>A comparação </text:span><text:span text:style-name="T50">de string </text:span><text:span text:style-name="T49">é feita caracter por caracter entre o path e </text:span><text:span text:style-name="T50">Dir</text:span><text:span text:style-name="T49">.DIR_Name.</text:span></text:p>
      <text:p text:style-name="P4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</text:span><text:span text:style-name="T51">recursivamente</text:span><text:span text:style-name="T49"> incrementando a profundidade do caminho, </text:span><text:span text:style-name="T51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1">find_subdir</text:span><text:span text:style-name="T51">, chamaremos </text:span><text:span text:style-name="T41">find_root</text:span><text:span text:style-name="T51"> para retornar ao diretório raiz e continuar a percorrer o caminho.</text:span><text:span text:style-name="T49">.</text:span></text:p>
      <text:p text:style-name="P17"/>
      <text:p text:style-name="P10"><text:span text:style-name="T21">4.</text:span><text:span text:style-name="T14">2 Funcionamento</text:span></text:p>
      <text:p text:style-name="P18"/>
      <text:p text:style-name="P5"><text:span text:style-name="T14"><text:tab/></text:span><text:span text:style-name="T32">Na função main do programa desenvolvido, primeiramente abre-se a imagem passada como primeio parâmetro, e logo após, trata-se a string passada como segundo parâmetro com a função </text:span><text:span text:style-name="T42">path_treatment</text:span><text:span text:style-name="T52">, inicializa-se então o Volume com a função </text:span><text:span text:style-name="T42">fat16_init</text:span><text:span text:style-name="T52">, afim de armazenar o BPB e determinar os setores de início do diretório raiz e da área de dados, e então chama-se a função de busca </text:span><text:span text:style-name="T42">find_root</text:span><text:span text:style-name="T52"> que iniciará a busca pela primeira profundiade do caminho, que chamará </text:span><text:span text:style-name="T42">find_subdir</text:span><text:span text:style-name="T52"> ao encontrar o primeiro aquivo, e entrará em recursão até encontrar o último (ou voltará a </text:span><text:span text:style-name="T42">find_root</text:span><text:span text:style-name="T52"> caso a profundidade relativa ao diretório raiz seja zero. Ao encontrar o arquivo final do caminho, ele é mostrado na tela, se </text:span><text:span text:style-name="T53">o arquivo em alguma profundidade </text:span><text:span text:style-name="T52">não for encontrado ao </text:span><text:soft-page-break/><text:span text:style-name="T52">varrer o subdiretório (ou diretório raiz) atual, então uma mensagem é mostrada na tela informando que não há tal arquivo.</text:span></text:p>
      <text:p text:style-name="P45"><text:tab/><text:span text:style-name="T73">Abordando em um nível estrutural, primeiramente é lido o primeiro setor da FAT16, e então salta-se para o primeiro setor diretório raiz, e então busca-se entrada por entrada, àquela que seja correspondente ao arquivo encontrado, então move-se para a região de dados, e busca a entrada do próximo cluster na região da fat, e assim segue-se a leitura, fazendo consultas entra a região de dados e a fat, e ocasionalmente dependendo do caminho, poderá voltar à região do diretório raíz.</text:span></text:p>
      <text:p text:style-name="P45"/>
      <text:p text:style-name="P11"><text:span text:style-name="T52">5. </text:span><text:span text:style-name="T44">FUSE</text:span></text:p>
      <text:p text:style-name="P45"/>
      <text:p text:style-name="P49"><text:span text:style-name="T63">X. </text:span><text:span text:style-name="T64">REFERÊ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7T17:14:31.754716425</dc:date>
    <meta:editing-duration>PT5H3S</meta:editing-duration>
    <meta:editing-cycles>74</meta:editing-cycles>
    <meta:generator>LibreOffice/5.1.6.2$Linux_X86_64 LibreOffice_project/10m0$Build-2</meta:generator>
    <meta:document-statistic meta:table-count="0" meta:image-count="0" meta:object-count="0" meta:page-count="8" meta:paragraph-count="184" meta:word-count="1702" meta:character-count="11139" meta:non-whitespace-character-count="9491"/>
  </office:meta>
</office:document-meta>
</file>